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9633" officeooo:paragraph-rsid="00079633" style:font-weight-asian="bold" style:font-weight-complex="bold"/>
    </style:style>
    <style:style style:name="P2" style:family="paragraph" style:parent-style-name="Standard">
      <style:text-properties fo:font-weight="normal" officeooo:rsid="00079633" officeooo:paragraph-rsid="00079633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thods</text:p>
      <text:p text:style-name="P1"/>
      <text:p text:style-name="P2">Flow Pot System</text:p>
      <text:p text:style-name="P2"/>
      <text:p text:style-name="P2">Flow pots secured to tip container and secured inside container with tape (pictured). Autoclaved once at _____ . Flow pots lined with glass beads, and covered with mesh, autoclaved for a second time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6T14:50:54.402275007</meta:creation-date>
    <dc:date>2021-06-16T14:53:30.993739002</dc:date>
    <meta:editing-duration>PT2M37S</meta:editing-duration>
    <meta:editing-cycles>1</meta:editing-cycles>
    <meta:document-statistic meta:table-count="0" meta:image-count="0" meta:object-count="0" meta:page-count="1" meta:paragraph-count="3" meta:word-count="37" meta:character-count="222" meta:non-whitespace-character-count="187"/>
    <meta:generator>LibreOffice/6.4.7.2$Linux_X86_64 LibreOffice_project/40$Build-2</meta:generator>
  </office:meta>
</office:document-meta>
</file>